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5.559cm"/>
    </style:style>
    <style:style style:name="P1" style:family="paragraph">
      <style:text-properties style:text-underline-style="none" fo:font-weight="bold" style:font-weight-asian="bold" style:font-weight-complex="bold"/>
    </style:style>
    <style:style style:name="P2" style:family="paragraph">
      <style:text-properties style:font-name="DejaVu Sans Mono1"/>
    </style:style>
    <style:style style:name="P3" style:family="paragraph">
      <style:paragraph-properties fo:text-align="en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25.6000003814697pt" style:font-size-asian="25.6000003814697pt" style:font-size-complex="25.6000003814697pt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style:font-name="DejaVu Sans Mono1" fo:font-weight="normal" style:font-weight-asian="normal" style:font-weight-complex="normal"/>
    </style:style>
    <style:style style:name="T3" style:family="text"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font-name="DejaVu Sans Mono1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font-name="DejaVu Sans Mono1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Liberation Serif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DejaVu Sans Mono1" style:text-underline-style="none" fo:font-weight="normal" style:font-weight-asian="normal" style:font-weight-complex="normal"/>
    </style:style>
    <style:style style:name="T13" style:family="text">
      <style:text-properties style:font-name="Liberation Serif" style:text-underline-style="none" fo:font-weight="normal" style:font-weight-asian="normal" style:font-weight-complex="normal"/>
    </style:style>
    <style:style style:name="T14" style:family="text">
      <style:text-properties style:font-name="Liberation Serif" fo:font-weight="normal" style:font-weight-asian="normal" style:font-weight-complex="normal"/>
    </style:style>
    <style:style style:name="T15" style:family="text">
      <style:text-properties style:font-name="Liberation Serif" fo:font-size="28pt" style:font-size-asian="28pt" style:font-size-complex="28pt"/>
    </style:style>
    <style:style style:name="T16" style:family="text">
      <style:text-properties style:font-name="Liberation Serif" fo:font-style="italic" style:font-style-asian="italic" style:font-style-complex="italic"/>
    </style:style>
    <style:style style:name="T17" style:family="text">
      <style:text-properties style:font-name="Liberation Serif" fo:font-style="normal" style:font-style-asian="normal" style:font-style-complex="normal"/>
    </style:style>
    <style:style style:name="T18" style:family="text">
      <style:text-properties style:font-name="DejaVu Sans Mono1" fo:font-size="25.6000003814697pt" style:font-size-asian="25.6000003814697pt" style:font-size-complex="25.6000003814697pt"/>
    </style:style>
    <style:style style:name="T19" style:family="text">
      <style:text-properties style:font-name="Liberation Serif" fo:font-size="25.6000003814697pt" style:font-size-asian="25.6000003814697pt" style:font-size-complex="25.6000003814697pt"/>
    </style:style>
    <style:style style:name="T20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1" style:family="text">
      <style:text-properties fo:font-size="28pt" style:text-underline-style="none" fo:font-weight="bold" style:font-size-asian="28pt" style:font-weight-asian="bold" style:font-size-complex="28pt" style:font-weight-complex="bold"/>
    </style:style>
    <style:style style:name="T22" style:family="text">
      <style:text-properties fo:font-size="28pt" style:text-underline-style="none" fo:font-weight="normal" style:font-size-asian="28pt" style:font-weight-asian="normal" style:font-size-complex="28pt" style:font-weight-complex="normal"/>
    </style:style>
    <style:style style:name="T23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4" style:family="text">
      <style:text-properties fo:font-size="32pt" style:text-underline-style="none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C0422 – 2016/2<text:line-break/>Sistemas Operacionai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Exercício-programa 3</text:p>
            <text:p>Profº Daniel Macêdo Batista</text:p>
            <text:p/>
            <text:p>Vítor Kei Taira Tamada – 8516250</text:p>
            <text:p>Luiz Felipe Moumdjian Girotto - 8941189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strutura do programa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process</text:span></text:p>
                <text:p><text:span text:style-name="T1"/></text:p>
                <text:p><text:span text:style-name="T1">table </text:span></text:p>
                <text:p><text:span text:style-name="T1"/></text:p>
                <text:p><text:span text:style-name="T1">Função para cada algoritmo</text:span></text:p>
                <text:p><text:span text:style-name="T1"/></text:p>
                <text:p><text:span text:style-name="T1">Funções auxiliares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>process</text:span></text:p>
                <text:list>
                  <text:list-header>
                    <text:p>Cada processo é um struct que armazena diversas informações relevantes para o uso dos algoritmos de gerenciamento de espaço livre e de substituição de página</text:p>
                    <text:p/>
                  </text:list-header>
                </text:list>
                <text:p><text:span text:style-name="T2">table</text:span></text:p>
                <text:list>
                  <text:list-header>
                    <text:p>A tabela de páginas é um struct com três vetores: um para o bit de presente/ausente, um para o endereço da página e um para o bit R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unções</text:p>
          </draw:text-box>
        </draw:frame>
        <draw:frame presentation:style-name="pr4" draw:layer="layout" svg:width="12.297cm" svg:height="5.809cm" svg:x="1.4cm" svg:y="4.914cm" presentation:class="outline">
          <draw:text-box>
            <text:list text:style-name="L2">
              <text:list-header>
                <text:p><text:span text:style-name="T3">Gerenciamento de espaço livre</text:span></text:p>
                <text:list>
                  <text:list-header>
                    <text:p><text:span text:style-name="T4">firstFit()</text:span></text:p>
                    <text:p><text:span text:style-name="T4">nextFit()</text:span></text:p>
                    <text:p><text:span text:style-name="T4">bestFit()</text:span></text:p>
                    <text:p><text:span text:style-name="T4">worstFit()</text:span></text:p>
                  </text:list-header>
                </text:list>
              </text:list-header>
            </text:list>
          </draw:text-box>
        </draw:frame>
        <draw:frame presentation:style-name="pr4" draw:layer="layout" svg:width="12.297cm" svg:height="5.809cm" svg:x="14.313cm" svg:y="4.914cm" presentation:class="outline">
          <draw:text-box>
            <text:list text:style-name="L2">
              <text:list-header>
                <text:p><text:span text:style-name="T3">Substituição de página</text:span></text:p>
                <text:list>
                  <text:list-header>
                    <text:p><text:span text:style-name="T4">optimal()</text:span></text:p>
                    <text:p><text:span text:style-name="T4">secondChance()</text:span></text:p>
                    <text:p><text:span text:style-name="T4">clk()</text:span></text:p>
                    <text:p><text:span text:style-name="T4">LRU4()</text:span></text:p>
                  </text:list-header>
                </text:list>
              </text:list-header>
            </text:list>
          </draw:text-box>
        </draw:frame>
        <draw:frame presentation:style-name="pr6" draw:text-style-name="P2" draw:layer="layout" svg:width="12.297cm" svg:height="6.385cm" svg:x="14.313cm" svg:y="12.7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4">binToDec()</text:span></text:p>
                    <text:p><text:span text:style-name="T4">clearR()</text:span></text:p>
                    <text:p><text:span text:style-name="T4">printPhyVec()</text:span></text:p>
                    <text:p><text:span text:style-name="T4">printVirVec()</text:span></text:p>
                    <text:p><text:span text:style-name="T4">printPageTable()</text:span></text:p>
                    <text:p><text:span text:style-name="T4">printMem()</text:span></text:p>
                  </text:list-header>
                </text:list>
              </text:list-item>
            </text:list>
          </draw:text-box>
        </draw:frame>
        <draw:frame presentation:style-name="pr6" draw:layer="layout" svg:width="13.84cm" svg:height="7.401cm" svg:x="1.4cm" svg:y="11.684cm" presentation:class="outline" presentation:user-transformed="true">
          <draw:text-box>
            <text:list text:style-name="L2">
              <text:list-header>
                <text:p text:style-name="P3"><text:span text:style-name="T3">Auxiliares</text:span></text:p>
                <text:list>
                  <text:list-header>
                    <text:p><text:span text:style-name="T4">executa()</text:span></text:p>
                    <text:p><text:span text:style-name="T4">writeMem()</text:span></text:p>
                    <text:p><text:span text:style-name="T4">freeProc()</text:span></text:p>
                    <text:p><text:span text:style-name="T4">fillPageTable()</text:span></text:p>
                    <text:p><text:span text:style-name="T4">pageFit()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mos de gerenciamento de espaç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5">Variáveis globais</text:span><text:span text:style-name="T6">:</text:span></text:p>
                <text:list>
                  <text:list-header>
                    <text:p><text:span text:style-name="T4">vector&lt;bool&gt; virVec</text:span> – bitmap da memória virtual</text:p>
                    <text:p><text:span text:style-name="T4">fstream virMem</text:span> – arquivo /tmp/ep3.vir</text:p>
                    <text:p><text:span text:style-name="T4">vector&lt;process&gt; procVec</text:span> – vetor de processos</text:p>
                  </text:list-header>
                </text:list>
                <text:p><text:span text:style-name="T7"/></text:p>
                <text:p><text:span text:style-name="T8">firstFit()</text:span><text:span text:style-name="T9">:</text:span></text:p>
                <text:list>
                  <text:list-header>
                    <text:p>Nenhuma variável específica para este algoritmo</text:p>
                    <text:p><text:span text:style-name="T10">Busca no virVec o primeiro espaço, a partir do começo, em que o processo cabe e coloca-o nele, realizando a operação análoga em virMem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mos de gerenciamento de espaç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nextFit()</text:span><text:span text:style-name="T11">:</text:span></text:p>
                <text:list>
                  <text:list-header>
                    <text:p><text:span text:style-name="T4">int nextPos</text:span> – armazena a próxima posição da memória virtual que será verificada (variável global)</text:p>
                    <text:p>Busca o primeiro espaço no virVec que o processo cabe a partir da posição determinada por nextPos. nextPos percorre virVec circularmente</text:p>
                    <text:p/>
                  </text:list-header>
                </text:list>
                <text:p><text:span text:style-name="T2">bestFit()</text:span><text:span text:style-name="T11"> &amp; </text:span><text:span text:style-name="T2">worstFit()</text:span><text:span text:style-name="T11">:</text:span></text:p>
                <text:list>
                  <text:list-header>
                    <text:p><text:span text:style-name="T2">vector&lt;int&gt; gapSize</text:span><text:span text:style-name="T11"> – armazena o tamanho de cada espaço livre da memória (variável local)</text:span></text:p>
                    <text:p><text:span text:style-name="T2">vector&lt;int&gt; gapIni</text:span><text:span text:style-name="T11"> – armazena a posição inicial de cada espaço livre da memória (variável local)</text:span></text:p>
                    <text:p><text:span text:style-name="T11">Armazena o tamanho e o início de todos os espaços da memória virtual que o processo cabe e, após encontrar todos, aloca o processo conforme o algoritmo (menor espaço para o </text:span><text:span text:style-name="T2">bestFit()</text:span><text:span text:style-name="T11"> e maior para o </text:span><text:span text:style-name="T2">worstFit()</text:span><text:span text:style-name="T11">)</text:span></text:p>
                  </text:list-header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lgoritmos de substituição de págin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5">Variáveis globais</text:span>:</text:p>
                <text:list>
                  <text:list-header>
                    <text:p><text:span text:style-name="T4">fstream phyMem</text:span> – arquivo /tmp/ep3.mem</text:p>
                    <text:p><text:span text:style-name="T4">vector&lt;bool&gt; phyVec</text:span> – bitmap da memória física</text:p>
                    <text:p><text:span text:style-name="T4">vector&lt;process&gt; procVec</text:span> – vetor de processos</text:p>
                    <text:p><text:span text:style-name="T4">table pageTable</text:span> – tabela de páginas</text:p>
                  </text:list-header>
                </text:list>
                <text:p><text:span text:style-name="T12"/></text:p>
                <text:p><text:span text:style-name="T12">pageFit()</text:span><text:span text:style-name="T13">:</text:span></text:p>
                <text:list>
                  <text:list-header>
                    <text:p><text:span text:style-name="T13">Antes de executar um algoritmo de substituição de página, o programa verifica se há espaço livre na memória física para alocar a página. Quando uma página é alocada desta forma, as estruturas próprias de cada algoritmo já são preenchidas adequadamente.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mos de substituição de págin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optimal()</text:span><text:span text:style-name="T11">:</text:span></text:p>
                <text:list>
                  <text:list-header>
                    <text:p><text:span text:style-name="T2">vector&lt;int&gt; acc_freq</text:span><text:span text:style-name="T14"> – vetor de frequência de acessos das páginas de um processo. Cada espaço do vetor representa o número de acessos restantes da respectiva página (variável do struct process)</text:span></text:p>
                    <text:p><text:span text:style-name="T15">O algorítmo se baseia neste vetor para escolher qual página remover: escolhe a página cujo número de acessos futuros é o maior possível.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mos de substituição de página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secondChance()</text:span><text:span text:style-name="T11">:</text:span></text:p>
                <text:list>
                  <text:list-header>
                    <text:p><text:span text:style-name="T2">queue&lt;int&gt; scq</text:span><text:span text:style-name="T11"> – fila que recebe as páginas presentes na memória física (variável global)</text:span></text:p>
                    <text:p><text:span text:style-name="T11">Quando uma página precisa ser substituída pelo critério do algoritmo Segunda Chance, primeiro remove a página da memória física, em seguida, aloca a página que foi acessada. As alterações na tabela de páginas e na fila do algoritmo são realizadas de acordo em cada um desses momentos.</text:span></text:p>
                  </text:list-header>
                </text:list>
                <text:p><text:span text:style-name="T2"/></text:p>
                <text:p><text:span text:style-name="T2">clk()</text:span><text:span text:style-name="T14">:</text:span></text:p>
                <text:list>
                  <text:list-header>
                    <text:p><text:span text:style-name="T2">vector&lt;int&gt; clkv</text:span><text:span text:style-name="T14"> – Lista circular que recebe as páginas presentes na memória física (variável global)</text:span></text:p>
                    <text:p><text:span text:style-name="T14">Funciona da mesma forma que o algoritmo Segunda Chance, mas utiliza uma lista circular ao invés de uma fila.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mos de substituição de página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">LRU4()</text:span><text:span text:style-name="T10">:</text:span></text:p>
                <text:list>
                  <text:list-header>
                    <text:p><text:span text:style-name="T4">vector&lt;list&lt;bool&gt;&gt; age</text:span><text:span text:style-name="T10"> – Vetor de listas que armazena a “idade” de uma página. A idade é armazenada em um número em representação binária de 8 bits (variável do struct process)</text:span></text:p>
                    <text:p><text:span text:style-name="T10">O algoritmo LRU4 (</text:span><text:span text:style-name="T16">least recently used</text:span><text:span text:style-name="T17"> 4ª versão) remove a página com menor idade de acordo com o vetor age.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unções auxiliares</text:p>
          </draw:text-box>
        </draw:frame>
        <draw:frame presentation:style-name="pr4" draw:layer="layout" svg:width="12.297cm" svg:height="13.882cm" svg:x="1.4cm" svg:y="4.914cm" presentation:class="outline" presentation:user-transformed="true">
          <draw:text-box>
            <text:list text:style-name="L2">
              <text:list-header>
                <text:p><text:span text:style-name="T4">executa()</text:span><text:span text:style-name="T10"> - Executa o comando </text:span><text:span text:style-name="T4">executa</text:span><text:span text:style-name="T10"> quando inserido no prompt</text:span></text:p>
                <text:p><text:span text:style-name="T10"/></text:p>
                <text:p><text:span text:style-name="T4">writeMem()</text:span><text:span text:style-name="T10"> - Escreve na memória física (ep3.mem) ou virtual (ep3.vir)</text:span></text:p>
                <text:p><text:span text:style-name="T10"/></text:p>
                <text:p><text:span text:style-name="T4">freeProc()</text:span><text:span text:style-name="T10"> - Quando um processo acaba, remove-o da tabela de páginas, da memória virtual, dos bitmaps e da memória física se algumas de suas páginas estiver nela</text:span></text:p>
              </text:list-header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4">fillPageTable()</text:span><text:span text:style-name="T10"> - Insere as páginas de um processo na tabela de páginas. Chamada apenas quando o processo chega</text:span></text:p>
                <text:p><text:span text:style-name="T10"/></text:p>
                <text:p><text:span text:style-name="T4">pageFit()</text:span><text:span text:style-name="T10"> - Insere uma página de processo na memória física caso haja espaço para isso</text:span></text:p>
                <text:p><text:span text:style-name="T10"/></text:p>
                <text:p><text:span text:style-name="T4">binToDec()</text:span><text:span text:style-name="T10"> - Converte um número binário em sua representação em decimal. Utilizado no algoritmo </text:span><text:span text:style-name="T16">least recently used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ções auxiliares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4">clearR()</text:span><text:span text:style-name="T10"> - Zera os bits R da tabela de páginas. Chamado periodicamente</text:span></text:p>
                <text:p><text:span text:style-name="T10"/></text:p>
                <text:p><text:span text:style-name="T4">printPhyVec()</text:span><text:span text:style-name="T10"> - Imprime o bitmap da memória física</text:span></text:p>
                <text:p><text:span text:style-name="T10"/></text:p>
                <text:p><text:span text:style-name="T4">printVirVec()</text:span><text:span text:style-name="T10"> - Imprime o bitmap da memória vitual</text:span></text:p>
              </text:list-header>
            </text:list>
          </draw:text-box>
        </draw:frame>
        <draw:frame presentation:style-name="pr4" draw:text-style-name="P5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><text:span text:style-name="T18">printPageTable()</text:span><text:span text:style-name="T19"> - Imprime a tabela de páginas</text:span></text:p>
                <text:p><text:span text:style-name="T19"/></text:p>
                <text:p><text:span text:style-name="T18">printMem()</text:span><text:span text:style-name="T19"> - Imprime o conteúdo da memória física (ep3.mem) ou da memória virtual (ep3.vir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ultados dos tes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Especificações do computador utilizado para realizar os testes:</text:p>
                <text:list>
                  <text:list-header>
                    <text:p>Intel Core i3-3227U CPU 1.90GHz x 4</text:p>
                    <text:p>ubuntu 14.04 LTS 64-bit</text:p>
                    <text:p>3.7 GB de RAM</text:p>
                  </text:list-header>
                </text:list>
                <text:p/>
                <text:p>Arquivo de trace:</text:p>
                <text:list>
                  <text:list-header>
                    <text:p>1000 processos</text:p>
                    <text:p>32 testes para cada algoritmo de gerenciamento de espaço livre</text:p>
                    <text:p>8 testes para cada algoritmo de substituição de página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ultados dos testes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5">Page faults</text:span><text:span text:style-name="T6">:</text:span></text:p>
                <text:list>
                  <text:list-header>
                    <text:p>O número de page faults de um algoritmo de substituição de páginas não muda para um mesmo arquivo de trace, pois cada acesso de cada página é sempre feito no mesmo instante</text:p>
                    <text:p/>
                    <text:p><text:span text:style-name="T5">Optimal</text:span><text:span text:style-name="T6">:</text:span> 2871</text:p>
                    <text:p><text:span text:style-name="T5">Segunda Chance</text:span><text:span text:style-name="T6">:</text:span> 3014</text:p>
                    <text:p><text:span text:style-name="T5">Relógio</text:span><text:span text:style-name="T6">:</text:span> 3041</text:p>
                    <text:p><text:span text:style-name="T5">LRU (quarta versão)</text:span><text:span text:style-name="T6">:</text:span> 2767</text:p>
                    <text:p/>
                  </text:list-header>
                </text:list>
                <text:p text:style-name="P6"><text:span text:style-name="T20">Eixo x</text:span><text:span text:style-name="T21">:</text:span><text:span text:style-name="T22"> algoritmo de substituição de páginas</text:span></text:p>
                <text:p text:style-name="P6"><text:span text:style-name="T20">Eixo y</text:span><text:span text:style-name="T21">:</text:span><text:span text:style-name="T22"> número de page faults</text:span></text:p>
              </text:list-header>
            </text:list>
          </draw:text-box>
        </draw:frame>
        <draw:frame draw:style-name="gr2" draw:layer="layout" svg:width="12.297cm" svg:height="12.179cm" svg:x="14.313cm" svg:y="4.914cm" presentation:class="chart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ultados dos testes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header>
                <text:p text:style-name="P6"><text:span text:style-name="T23">Gerência de espaço livre</text:span><text:span text:style-name="T24">:</text:span></text:p>
                <text:list>
                  <text:list-header>
                    <text:p text:style-name="P6"><text:span text:style-name="T20">First fit</text:span><text:span text:style-name="T21">: </text:span><text:span text:style-name="T22">[0.0406; 0.0526]</text:span></text:p>
                    <text:p text:style-name="P6"><text:span text:style-name="T20">Next fit</text:span><text:span text:style-name="T21">: </text:span><text:span text:style-name="T22">[0.0359; 0.0422]</text:span></text:p>
                    <text:p text:style-name="P6"><text:span text:style-name="T20">Best fit</text:span><text:span text:style-name="T21">:</text:span><text:span text:style-name="T22"> [0.1294; 0.1451]</text:span></text:p>
                    <text:p text:style-name="P6"><text:span text:style-name="T20">Worst fit</text:span><text:span text:style-name="T21">: </text:span><text:span text:style-name="T22">[0.1329; 0.1435]</text:span></text:p>
                  </text:list-header>
                </text:list>
                <text:p text:style-name="P6"><text:span text:style-name="T22"/></text:p>
                <text:p text:style-name="P6"><text:span text:style-name="T22">First fit e Next fit tem intervalos de confiança semelhantes, pois seus funcionamentos são parecidos. O mesmo vale para Best fit e Worst fit entre si.</text:span></text:p>
                <text:p text:style-name="P6"><text:span text:style-name="T22"/></text:p>
                <text:p text:style-name="P6"><text:span text:style-name="T22">First fit e Next fit mostraram-se mais rápidos, pois não buscam e comparam todos os espaços que o processo cabe para fazer a alocação.</text:span></text:p>
                <text:p text:style-name="P6"><text:span text:style-name="T22"/></text:p>
                <text:p text:style-name="P6"><text:span text:style-name="T20">Eixo x</text:span><text:span text:style-name="T21">:</text:span><text:span text:style-name="T22"> algoritmo de gerenciamento de espaço</text:span></text:p>
                <text:p text:style-name="P6"><text:span text:style-name="T20">Eixo y</text:span><text:span text:style-name="T21">:</text:span><text:span text:style-name="T22"> tempo em segundos</text:span></text:p>
              </text:list-header>
            </text:list>
          </draw:text-box>
        </draw:frame>
        <draw:frame draw:style-name="gr2" draw:layer="layout" svg:width="12.297cm" svg:height="12.179cm" svg:x="14.313cm" svg:y="4.914cm" presentation:class="object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2" draw:layer="layout" svg:width="25.199cm" svg:height="12.179cm" svg:x="1.4cm" svg:y="4.914cm" presentation:class="subtitle">
          <draw:text-box>
            <text:p>FIM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8T15:49:19.625638083</meta:creation-date>
    <dc:date>2016-11-20T23:34:53.527800024</dc:date>
    <meta:editing-duration>PT3H47M57S</meta:editing-duration>
    <meta:editing-cycles>152</meta:editing-cycles>
    <meta:generator>LibreOffice/4.2.8.2$Linux_X86_64 LibreOffice_project/420m0$Build-2</meta:generator>
    <meta:document-statistic meta:object-count="9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298cm" svg:height="12.18cm" xlink:href="." xlink:type="simple" chart:class="chart:bar" chart:style-name="ch1">
        <chart:plot-area chart:style-name="ch2" chart:data-source-has-labels="both" svg:x="0.245cm" svg:y="0.243cm" svg:width="11.808cm" svg:height="11.694cm">
          <chartooo:coordinate-region svg:x="1.157cm" svg:y="0.442cm" svg:width="10.896cm" svg:height="10.848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</text:p>
              </table:table-cell>
              <table:table-cell office:value-type="string">
                <text:p>Column 2</text:p>
              </table:table-cell>
            </table:table-row>
          </table:table-header-rows>
          <table:table-rows>
            <table:table-row>
              <table:table-cell office:value-type="string">
                <text:p>First fit</text:p>
              </table:table-cell>
              <table:table-cell office:value-type="float" office:value="0.0405498">
                <text:p>0.0405498</text:p>
              </table:table-cell>
              <table:table-cell office:value-type="float" office:value="0.0525714">
                <text:p>0.0525714</text:p>
              </table:table-cell>
            </table:table-row>
            <table:table-row>
              <table:table-cell office:value-type="string">
                <text:p>Next fit</text:p>
              </table:table-cell>
              <table:table-cell office:value-type="float" office:value="0.0358858">
                <text:p>0.0358858</text:p>
              </table:table-cell>
              <table:table-cell office:value-type="float" office:value="0.0421842">
                <text:p>0.0421842</text:p>
              </table:table-cell>
            </table:table-row>
            <table:table-row>
              <table:table-cell office:value-type="string">
                <text:p>Best fit</text:p>
              </table:table-cell>
              <table:table-cell office:value-type="float" office:value="0.129356">
                <text:p>0.129356</text:p>
              </table:table-cell>
              <table:table-cell office:value-type="float" office:value="0.145142">
                <text:p>0.145142</text:p>
              </table:table-cell>
            </table:table-row>
            <table:table-row>
              <table:table-cell office:value-type="string">
                <text:p>Worst fit</text:p>
              </table:table-cell>
              <table:table-cell office:value-type="float" office:value="0.13288">
                <text:p>0.13288</text:p>
              </table:table-cell>
              <table:table-cell office:value-type="float" office:value="0.14349">
                <text:p>0.143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298cm" svg:height="12.18cm" xlink:href="." xlink:type="simple" chart:class="chart:bar" chart:style-name="ch1">
        <chart:plot-area chart:style-name="ch2" chart:data-source-has-labels="both" svg:x="0.245cm" svg:y="0.243cm" svg:width="11.808cm" svg:height="11.694cm">
          <chartooo:coordinate-region svg:x="1.237cm" svg:y="0.442cm" svg:width="10.816cm" svg:height="10.848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Optimal</text:p>
              </table:table-cell>
              <table:table-cell office:value-type="float" office:value="2871">
                <text:p>2871</text:p>
              </table:table-cell>
            </table:table-row>
            <table:table-row>
              <table:table-cell office:value-type="string">
                <text:p>Segunda Chance</text:p>
              </table:table-cell>
              <table:table-cell office:value-type="float" office:value="3014">
                <text:p>3014</text:p>
              </table:table-cell>
            </table:table-row>
            <table:table-row>
              <table:table-cell office:value-type="string">
                <text:p>Relógio</text:p>
              </table:table-cell>
              <table:table-cell office:value-type="float" office:value="3041">
                <text:p>3041</text:p>
              </table:table-cell>
            </table:table-row>
            <table:table-row>
              <table:table-cell office:value-type="string">
                <text:p>LRU(4ª versão)</text:p>
              </table:table-cell>
              <table:table-cell office:value-type="float" office:value="2767">
                <text:p>27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